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A00002C1C00001BEBAC676CE3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>
            <draw:frame table:end-cell-address="Sheet1.F35" table:end-x="0.8898in" table:end-y="0.1362in" draw:z-index="0" svg:width="4.4453in" svg:height="2.8134in" svg:x="0in" svg:y="0.1673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>
            <draw:frame table:end-cell-address="Sheet1.L35" table:end-x="0.8783in" table:end-y="0.1154in" draw:z-index="1" draw:name="Graphics 1" draw:style-name="gr1" draw:text-style-name="P1" svg:width="4.4453in" svg:height="2.8134in" svg:x="0.878in" svg:y="0.1465in">
              <draw:image xlink:href="Pictures/2000017A00002C1C00001BEBAC676CE3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5-09-27T15:34:25</dc:date>
    <dc:language>en-US</dc:language>
    <meta:editing-cycles>4</meta:editing-cycles>
    <meta:editing-duration>PT12M54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3000001907349pt" style:font-family-asian="'Andale Sans UI'" style:font-pitch-asian="variable" style:font-size-asian="13.3000001907349pt" style:font-family-complex="Tahoma" style:font-pitch-complex="variable" style:font-size-complex="13.3000001907349pt"/>
    </style:style>
    <style:style style:name="ch3" style:family="chart">
      <style:graphic-properties draw:fill="none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4" style:family="chart">
      <style:chart-properties chart:japanese-candle-stick="false" chart:stock-with-volume="false" chart:three-dimensional="tru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6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8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9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0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1" style:family="chart">
      <style:chart-properties chart:solid-type="cubo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292cm" svg:height="7.147cm" chart:class="chart:area" chart:style-name="ch1">
        <chart:title svg:x="4.045cm" svg:y="0.142cm" chart:style-name="ch2">
          <text:p>Areas_Stacked</text:p>
        </chart:title>
        <chart:legend chart:legend-position="end" svg:x="9.643cm" svg:y="2.904cm" chart:style-name="ch3"/>
        <chart:plot-area chart:style-name="ch4" table:cell-range-address="Sheet1.$B$4:.$F$16" chart:data-source-has-labels="both" chart:table-number-list="0" svg:x="0.224cm" svg:y="0.947cm" svg:width="8.972cm" svg:height="6.058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